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16AB26C77B345349.png" manifest:media-type="image/png"/>
  <manifest:file-entry manifest:full-path="Pictures/1000020100000200000002009737144C5602D8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6cm" fo:min-width="4.99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1.78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96cm" fo:min-width="2.7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8" draw:id="id8">
          <draw:custom-shape draw:style-name="gr1" draw:text-style-name="P1" draw:layer="layout" svg:width="5.842cm" svg:height="3.556cm" svg:x="12.999cm" svg:y="3.032cm">
            <text:p text:style-name="P1">Person</text:p>
            <text:p text:style-name="P1">microservic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2.286cm" svg:height="1.778cm" svg:x="14.777cm" svg:y="6.207cm">
            <text:p text:style-name="P1"><text:span text:style-name="T1">REST</text:span></text:p>
            <text:p text:style-name="P1"><text:span text:style-name="T1">API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1" draw:text-style-name="P1" draw:layer="layout" svg:width="5.842cm" svg:height="3.556cm" svg:x="7.538cm" svg:y="8.747cm">
            <text:p text:style-name="P1">Connection</text:p>
            <text:p text:style-name="P1">microservic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2.286cm" svg:height="1.778cm" svg:x="9.316cm" svg:y="11.922cm">
            <text:p text:style-name="P1"><text:span text:style-name="T1">REST</text:span></text:p>
            <text:p text:style-name="P1"><text:span text:style-name="T1">API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xml:id="id5" draw:id="id5" draw:layer="layout" svg:width="5.842cm" svg:height="3.556cm" svg:x="12.232cm" svg:y="15.986cm">
          <text:p text:style-name="P1">Location create</text:p>
          <text:p text:style-name="P1">micro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.842cm" svg:height="3.556cm" svg:x="21.503cm" svg:y="16.113cm">
          <text:p text:style-name="P1">Location listen</text:p>
          <text:p text:style-name="P1">micro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.286cm" svg:height="1.778cm" svg:x="23.234cm" svg:y="19.288cm">
          <text:p text:style-name="P1"><text:span text:style-name="T1">g</text:span><text:span text:style-name="T1">R</text:span><text:span text:style-name="T1">P</text:span><text:span text:style-name="T1">C</text:span></text:p>
          <draw:enhanced-geometry svg:viewBox="0 0 21600 21600" draw:type="rectangle" draw:enhanced-path="M 0 0 L 21600 0 21600 21600 0 21600 0 0 Z N"/>
        </draw:custom-shape>
        <draw:frame draw:style-name="gr3" draw:text-style-name="P1" xml:id="id3" draw:id="id3" draw:layer="layout" svg:width="3.429cm" svg:height="3.429cm" svg:x="22.663cm" svg:y="25.093cm">
          <draw:image xlink:href="Pictures/1000020100000200000002009737144C5602D89A.png" xlink:type="simple" xlink:show="embed" xlink:actuate="onLoad" loext:mime-type="image/png">
            <text:p/>
          </draw:image>
        </draw:frame>
        <draw:custom-shape draw:style-name="gr4" draw:text-style-name="P1" xml:id="id2" draw:id="id2" draw:layer="layout" svg:width="3.556cm" svg:height="3.556cm" svg:x="18.074cm" svg:y="8.944cm">
          <text:p text:style-name="P1">KAFK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24.424cm" svg:y1="16.113cm" svg:x2="21.63cm" svg:y2="10.722cm" draw:start-shape="id1" draw:start-glue-point="0" draw:end-shape="id2" draw:end-glue-point="1" svg:d="M24424 16113v-5391h-2794" svg:viewBox="0 0 2795 5392">
          <text:p text:style-name="P1">Produces location</text:p>
          <text:p text:style-name="P1">Create info</text:p>
        </draw:connector>
        <draw:connector draw:style-name="gr5" draw:text-style-name="P2" draw:layer="layout" draw:line-skew="-1.192cm" svg:x1="18.074cm" svg:y1="10.722cm" svg:x2="15.19cm" svg:y2="15.985cm" draw:start-shape="id2" draw:start-glue-point="3" svg:d="M18074 10722h-2884v5263" svg:viewBox="0 0 2885 5264">
          <text:p text:style-name="P1">Consumes location</text:p>
          <text:p text:style-name="P1">info</text:p>
        </draw:connector>
        <draw:frame draw:style-name="gr6" draw:text-style-name="P3" draw:layer="layout" svg:width="2.54cm" svg:height="2.384cm" svg:x="20.868cm" svg:y="26.4cm">
          <draw:text-box>
            <text:p>Mobile</text:p>
            <text:p>user</text:p>
          </draw:text-box>
        </draw:frame>
        <draw:frame draw:style-name="gr3" draw:text-style-name="P1" xml:id="id6" draw:id="id6" draw:layer="layout" svg:width="2.757cm" svg:height="2.757cm" svg:x="13.775cm" svg:y="22.717cm">
          <draw:image xlink:href="Pictures/10000201000002000000020016AB26C77B345349.png" xlink:type="simple" xlink:show="embed" xlink:actuate="onLoad" loext:mime-type="image/png">
            <text:p/>
          </draw:image>
        </draw:frame>
        <draw:connector draw:style-name="gr7" draw:text-style-name="P2" draw:layer="layout" draw:type="line" svg:x1="24.377cm" svg:y1="25.093cm" svg:x2="24.377cm" svg:y2="21.066cm" draw:start-shape="id3" draw:start-glue-point="0" draw:end-shape="id4" draw:end-glue-point="2" svg:d="M24377 25093v-4027" svg:viewBox="0 0 1 4028">
          <text:p/>
        </draw:connector>
        <draw:connector draw:style-name="gr7" draw:text-style-name="P2" draw:layer="layout" draw:type="line" svg:x1="15.153cm" svg:y1="19.542cm" svg:x2="15.153cm" svg:y2="22.717cm" draw:start-shape="id5" draw:start-glue-point="2" draw:end-shape="id6" draw:end-glue-point="0" svg:d="M15153 19542v3175" svg:viewBox="0 0 1 3176">
          <text:p/>
        </draw:connector>
        <draw:frame draw:style-name="gr8" draw:text-style-name="P3" draw:layer="layout" svg:width="3.048cm" svg:height="1.495cm" svg:x="16.809cm" svg:y="23.352cm">
          <draw:text-box>
            <text:p>Location</text:p>
          </draw:text-box>
        </draw:frame>
        <draw:connector draw:style-name="gr7" draw:text-style-name="P2" draw:layer="layout" draw:type="curve" draw:line-skew="-0.947cm" svg:x1="15.153cm" svg:y1="25.474cm" svg:x2="10.459cm" svg:y2="13.7cm" draw:start-shape="id6" draw:start-glue-point="2" draw:end-shape="id7" draw:end-glue-point="2" svg:d="M15153 25474c0-670-4694 5216-4694-11774" svg:viewBox="0 0 4695 12237">
          <text:p/>
        </draw:connector>
        <draw:frame draw:style-name="gr3" draw:text-style-name="P1" xml:id="id9" draw:id="id9" draw:layer="layout" svg:width="2.757cm" svg:height="2.757cm" svg:x="20.394cm" svg:y="4.059cm">
          <draw:image xlink:href="Pictures/10000201000002000000020016AB26C77B345349.png" xlink:type="simple" xlink:show="embed" xlink:actuate="onLoad" loext:mime-type="image/png">
            <text:p/>
          </draw:image>
        </draw:frame>
        <draw:frame draw:style-name="gr8" draw:text-style-name="P3" draw:layer="layout" svg:width="3.048cm" svg:height="1.495cm" svg:x="23.479cm" svg:y="4.458cm">
          <draw:text-box>
            <text:p>Person</text:p>
          </draw:text-box>
        </draw:frame>
        <draw:connector draw:style-name="gr7" draw:text-style-name="P2" draw:layer="layout" draw:type="curve" draw:line-skew="-0.947cm" svg:x1="15.153cm" svg:y1="25.474cm" svg:x2="10.459cm" svg:y2="13.7cm" svg:d="M15153 25474c0-670-4694 5216-4694-11774" svg:viewBox="0 0 4695 12237">
          <text:p/>
        </draw:connector>
        <draw:connector draw:style-name="gr7" draw:text-style-name="P2" draw:layer="layout" draw:type="line" svg:x1="18.841cm" svg:y1="5.508cm" svg:x2="20.394cm" svg:y2="5.437cm" draw:start-shape="id8" draw:start-glue-point="1" draw:end-shape="id9" draw:end-glue-point="3" svg:d="M18841 5508l1553-71" svg:viewBox="0 0 1554 72">
          <text:p/>
        </draw:connector>
        <draw:g xml:id="id10" draw:id="id10">
          <draw:custom-shape draw:style-name="gr1" draw:text-style-name="P1" draw:layer="layout" svg:width="5.842cm" svg:height="3.556cm" svg:x="3.5cm" svg:y="24.241cm">
            <text:p text:style-name="P1">Frontend</text:p>
            <text:p text:style-name="P1">microservic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2.286cm" svg:height="1.778cm" svg:x="5.278cm" svg:y="27.416cm">
            <text:p text:style-name="P1"><text:span text:style-name="T1">REST</text:span></text:p>
            <text:p text:style-name="P1"><text:span text:style-name="T1">API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.421cm" svg:y1="24.241cm" svg:x2="7.538cm" svg:y2="11.223cm" draw:start-shape="id10" draw:start-glue-point="0" draw:end-shape="id7" draw:end-glue-point="3" svg:d="M6421 24241v-13018h1117" svg:viewBox="0 0 1118 13019">
          <text:p/>
        </draw:connector>
        <draw:line draw:style-name="gr7" draw:text-style-name="P2" draw:layer="layout" svg:x1="20.685cm" svg:y1="4.81cm" svg:x2="18.841cm" svg:y2="4.81cm">
          <text:p/>
        </draw:line>
        <draw:connector draw:style-name="gr7" draw:text-style-name="P2" draw:layer="layout" draw:type="curve" draw:line-skew="-1.331cm" svg:x1="21.772cm" svg:y1="4.059cm" svg:x2="10.459cm" svg:y2="8.747cm" draw:start-shape="id9" draw:start-glue-point="0" draw:end-shape="id7" draw:end-glue-point="0" svg:d="M21772 4059c0-2746-11313-5090-11313 4688" svg:viewBox="0 0 11314 708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0T23:40:01.913843667</meta:creation-date>
    <dc:date>2022-10-31T17:06:30.213963509</dc:date>
    <meta:editing-duration>PT16H24M34S</meta:editing-duration>
    <meta:editing-cycles>1</meta:editing-cycles>
    <meta:document-statistic meta:object-count="29"/>
    <meta:generator>LibreOffice/6.4.7.2$Linux_X86_64 LibreOffice_project/40$Build-2</meta:generator>
  </office:meta>
</office:document-meta>
</file>